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0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8"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8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8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8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table:style-name="ce8"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8"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nitation and sanitation s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table:style-name="ce10"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table:style-name="ce10"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8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8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table:style-name="ce8"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41])" office:value-type="float" office:value="1303.01" calcext:value-type="float">
            <text:p>1303.01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8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table:style-name="ce8"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table:style-name="ce8"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/>
          <table:table-cell table:formula="of:=SUM([.C48:.C51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00-00-00</text:date>, <text:time style:data-style-name="N2" text:time-value="22:48:52.372049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22:50:49.112065362</dc:date>
    <meta:editing-duration>P2DT7H12M17S</meta:editing-duration>
    <meta:editing-cycles>278</meta:editing-cycles>
    <meta:generator>LibreOffice/6.0.7.3$Linux_X86_64 LibreOffice_project/00m0$Build-3</meta:generator>
    <meta:document-statistic meta:table-count="6" meta:cell-count="983" meta:object-count="0"/>
  </office:meta>
</office:document-meta>
</file>